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otstrap part 1</text:p>
      <text:p text:style-name="P1"/>
      <text:p text:style-name="P1">Which of the following is correct about Bootstrap?</text:p>
      <text:p text:style-name="Standard">A - Bootstrap is a sleek, intuitive, and powerful, mobile first front-end framework for faster and</text:p>
      <text:p text:style-name="Standard">easier web development.</text:p>
      <text:p text:style-name="Standard">B - It uses HTML, CSS and Javascript.</text:p>
      <text:p text:style-name="Standard">C - Bootstrap was developed by Mark Otto and Jacob Thornton at Twitter.</text:p>
      <text:p text:style-name="Standard">D - <text:span text:style-name="T2">All of the above.</text:span></text:p>
      <text:p text:style-name="Standard"/>
      <text:p text:style-name="Standard"/>
      <text:p text:style-name="P1">Which of the following is correct about Bootstrap?</text:p>
      <text:p text:style-name="Standard">A - Bootstrap's responsive CSS adjusts to Desktops, Tablets and Mobiles.</text:p>
      <text:p text:style-name="Standard">B - Provides a clean and uniform solution for building an interface for developers.</text:p>
      <text:p text:style-name="Standard">C - It contains beautiful and functional built-in components which are easy to customize.</text:p>
      <text:p text:style-name="Standard">D - <text:span text:style-name="T2">All of the above.</text:span></text:p>
      <text:p text:style-name="Standard"/>
      <text:p text:style-name="Standard"/>
      <text:p text:style-name="P1">Which of the following is a part of Mobile First Strategy of Bootstrap?</text:p>
      <text:p text:style-name="Standard">A - Content: Determine what is most important.</text:p>
      <text:p text:style-name="Standard">B - Layout: Design to smaller widths first. Base CSS address mobile device first; media queries</text:p>
      <text:p text:style-name="Standard">address for tablet, desktops.</text:p>
      <text:p text:style-name="Standard">C - Progressive Enhancement: Add elements as screen size increases.</text:p>
      <text:p text:style-name="Standard">D -<text:span text:style-name="T2"> All of the above.</text:span></text:p>
      <text:p text:style-name="Standard"/>
      <text:p text:style-name="Standard"/>
      <text:p text:style-name="P1">Which of the following is correct about Bootstrap Grid System?</text:p>
      <text:p text:style-name="Standard">A - Rows must be placed within a .container class for proper alignment and padding.</text:p>
      <text:p text:style-name="Standard">B - Use rows to create horizontal groups of columns.</text:p>
      <text:p text:style-name="Standard">C - Content should be placed within the columns, and only columns may be the immediate children</text:p>
      <text:p text:style-name="Standard">of rows.</text:p>
      <text:p text:style-name="Standard">D - <text:span text:style-name="T2">All of the above.</text:span></text:p>
      <text:p text:style-name="Standard"/>
      <text:p text:style-name="Standard"/>
      <text:p text:style-name="P1">Which of the following is correct about Bootstrap Grid System?</text:p>
      <text:p text:style-name="Standard">A - Predefined grid classes like .row and .col-xs-4 are available for quickly making grid layouts.</text:p>
      <text:p text:style-name="Standard">LESS</text:p>
      <text:p text:style-name="Standard">mixins can also be used for more semantic layouts.</text:p>
      <text:p text:style-name="Standard">B - Columns create gutters (gaps between column content) via padding. That padding is offset in</text:p>
      <text:p text:style-name="Standard">rows for the first and the last column via negative margin on .rows.</text:p>
      <text:p text:style-name="Standard">C - Grid columns are created by specifying the number of twelve available columns you wish to</text:p>
      <text:p text:style-name="Standard">span. For example, three equal columns would use three .col-xs-4.</text:p>
      <text:p text:style-name="Standard">D -<text:span text:style-name="T2"> All of the above.</text:span></text:p>
      <text:p text:style-name="Standard"><text:soft-page-break/></text:p>
      <text:p text:style-name="Standard"/>
      <text:p text:style-name="P1">Which of the following is correct about Bootstrap Media Query?</text:p>
      <text:p text:style-name="Standard">B - It simply applies some CSS, based on certain conditions set forth. If those conditions are met,</text:p>
      <text:p text:style-name="Standard">the style is applied.</text:p>
      <text:p text:style-name="Standard">C - <text:span text:style-name="T2">Both of the above.</text:span></text:p>
      <text:p text:style-name="Standard">D - None of the above.</text:p>
      <text:p text:style-name="Standard"/>
      <text:p text:style-name="Standard"/>
      <text:p text:style-name="P1">Which of the following is correct about Bootstrap Media Query?</text:p>
      <text:p text:style-name="Standard">A - Media queries have two parts, a device specification and then a size rule.</text:p>
      <text:p text:style-name="Standard">B - Media Queries in Bootst rap allow you to move, show and hide content based on the viewportsize.</text:p>
      <text:p text:style-name="Standard">C - <text:span text:style-name="T2">Both of the above.</text:span></text:p>
      <text:p text:style-name="Standard">D - None of the above.</text:p>
      <text:p text:style-name="Standard"/>
      <text:p text:style-name="Standard"/>
      <text:p text:style-name="P1">Which of the following is correct about Bootstrap Mobile First Strategy?</text:p>
      <text:p text:style-name="Standard">A - You need to add the viewport meta tag to the element, to ensure proper rendering and touch</text:p>
      <text:p text:style-name="Standard">zooming on mobile devices.</text:p>
      <text:p text:style-name="Standard">B - width property cont rols the width of the device. Setting it to device-width will make sure that</text:p>
      <text:p text:style-name="Standard">it is rendered across various devices (mobiles,desktops,tablets...) properly.</text:p>
      <text:p text:style-name="Standard">C - initial-scale=1.0 ensures that when loaded, your web page will be rendered at a 1:1 scale, and</text:p>
      <text:p text:style-name="Standard">no zooming will be applied out of the box.</text:p>
      <text:p text:style-name="Standard">D - <text:span text:style-name="T2">All of the above.</text:span></text:p>
      <text:p text:style-name="Standard"/>
      <text:p text:style-name="Standard"/>
      <text:p text:style-name="P1">Which of the following is correct about Bootstrap Responsive Images?</text:p>
      <text:p text:style-name="Standard">A - Bootst rap 3 allows you to make the images responsive by adding a class ..img-responsive to</text:p>
      <text:p text:style-name="Standard">the &lt;.img&gt; tag.</text:p>
      <text:p text:style-name="Standard">B - ..img-responsive class applies max-width: 100%; and height: auto; to the image so that it</text:p>
      <text:p text:style-name="Standard">scales nicely to the parent element.</text:p>
      <text:p text:style-name="Standard">C - <text:span text:style-name="T2">Both of the above.</text:span></text:p>
      <text:p text:style-name="Standard">D - None of the abov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Which of the following is correct about Bootstrap cross browser</text:p>
      <text:p text:style-name="P1">consistency?</text:p>
      <text:p text:style-name="Standard">A - Bootst rap uses Normalize to establish cross browser consistency.</text:p>
      <text:p text:style-name="Standard">B - Normalize.css is a modern, HTML5-ready alternative to CSS resets.</text:p>
      <text:p text:style-name="Standard">C - Normalize.css is a small CSS file that provides better cross-browser consistency in the default</text:p>
      <text:p text:style-name="Standard">styling of HTML elements.</text:p>
      <text:p text:style-name="Standard">D - <text:span text:style-name="T2">All of the above.</text:span></text:p>
      <text:p text:style-name="P4"/>
      <text:p text:style-name="Standard"/>
      <text:p text:style-name="P1">Which of the following class styles a table as a nice basic table with just</text:p>
      <text:p text:style-name="P1">some light padding and horizontal dividers?</text:p>
      <text:p text:style-name="Standard">A - .table</text:p>
      <text:p text:style-name="Standard">B -<text:span text:style-name="T2"> .table-st riped</text:span></text:p>
      <text:p text:style-name="Standard">C - .table-bordered</text:p>
      <text:p text:style-name="Standard">D - .table-hover</text:p>
      <text:p text:style-name="Standard"/>
      <text:p text:style-name="Standard"/>
      <text:p text:style-name="P1">Which of the following class styles a table as a nice basic table with stripes</text:p>
      <text:p text:style-name="P1">on rows?</text:p>
      <text:p text:style-name="Standard">A - .table</text:p>
      <text:p text:style-name="Standard">B -<text:span text:style-name="T2"> .table-st riped</text:span></text:p>
      <text:p text:style-name="Standard">C - .table-bordered</text:p>
      <text:p text:style-name="Standard">D - .table-hover</text:p>
      <text:p text:style-name="Standard"/>
      <text:p text:style-name="Standard"/>
      <text:p text:style-name="P1">Which of the following class styles a table with borders surrounding every</text:p>
      <text:p text:style-name="P1">element and rounded corners around the entire table?</text:p>
      <text:p text:style-name="Standard">A - .table</text:p>
      <text:p text:style-name="Standard">B - .table-st ripedC -<text:span text:style-name="T2"> .table-bordered</text:span></text:p>
      <text:p text:style-name="Standard">D - .table-hover</text:p>
      <text:p text:style-name="Standard"/>
      <text:p text:style-name="Standard"/>
      <text:p text:style-name="P1">Which of the following class styles a table with a light gray background to</text:p>
      <text:p text:style-name="P1">rows while the cursor hovers over them?</text:p>
      <text:p text:style-name="Standard">A - .table</text:p>
      <text:p text:style-name="Standard">B - .table-st riped</text:p>
      <text:p text:style-name="Standard">C - .table-bordered</text:p>
      <text:p text:style-name="Standard">D - <text:span text:style-name="T2">.table-hover</text:span></text:p>
      <text:p text:style-name="Standard"/>
      <text:p text:style-name="Standard"/>
      <text:p text:style-name="Standard"/>
      <text:p text:style-name="Standard"/>
      <text:p text:style-name="P1">Which of the following class applies the hover color to a particular row or</text:p>
      <text:p text:style-name="P1"><text:soft-page-break/>cell of a table?</text:p>
      <text:p text:style-name="Standard">A - <text:span text:style-name="T2">.active</text:span></text:p>
      <text:p text:style-name="Standard">B - .success</text:p>
      <text:p text:style-name="Standard">C - .warning</text:p>
      <text:p text:style-name="Standard">D - .danger</text:p>
      <text:p text:style-name="Standard"/>
      <text:p text:style-name="Standard"/>
      <text:p text:style-name="P1">Which of the following class indicates a successful or positive action?</text:p>
      <text:p text:style-name="Standard">A - .active</text:p>
      <text:p text:style-name="Standard">B - .<text:span text:style-name="T2">success</text:span></text:p>
      <text:p text:style-name="Standard">C - .warning</text:p>
      <text:p text:style-name="Standard">D - .danger</text:p>
      <text:p text:style-name="Standard"/>
      <text:p text:style-name="Standard"/>
      <text:p text:style-name="P1">Which of the following class indicates a warning that might need attention?</text:p>
      <text:p text:style-name="Standard">A - .active</text:p>
      <text:p text:style-name="Standard">B - .success</text:p>
      <text:p text:style-name="Standard">C - <text:span text:style-name="T2">.warning</text:span></text:p>
      <text:p text:style-name="Standard">D - .danger</text:p>
      <text:p text:style-name="Standard"/>
      <text:p text:style-name="Standard"/>
      <text:p text:style-name="P1">Which of the following class indicates a dangerous or potentially negative</text:p>
      <text:p text:style-name="P1">action?</text:p>
      <text:p text:style-name="Standard">A - .active</text:p>
      <text:p text:style-name="Standard">B - .success</text:p>
      <text:p text:style-name="Standard">C - .warning</text:p>
      <text:p text:style-name="Standard">D - <text:span text:style-name="T2">.danger</text:span></text:p>
      <text:p text:style-name="Standard"/>
      <text:p text:style-name="Standard"/>
      <text:p text:style-name="P1">Which of the following class can be used to create a responsive table?</text:p>
      <text:p text:style-name="Standard">A - <text:span text:style-name="T2">.table-responsive</text:span></text:p>
      <text:p text:style-name="Standard">B - .responsive</text:p>
      <text:p text:style-name="Standard">C - .active</text:p>
      <text:p text:style-name="Standard">D - .table</text:p>
      <text:p text:style-name="Standard"/>
      <text:p text:style-name="Standard"/>
      <text:p text:style-name="P1">Which of the following is the default layout of a bootstrap form?</text:p>
      <text:p text:style-name="Standard">A - <text:span text:style-name="T2">.vertical</text:span></text:p>
      <text:p text:style-name="Standard">B - .inline</text:p>
      <text:p text:style-name="Standard">C - .horizontal</text:p>
      <text:p text:style-name="Standard">D - None of the above.</text:p>
      <text:p text:style-name="Standard"/>
      <text:p text:style-name="Standard"/>
      <text:p text:style-name="P1">Which of the following class is required to be added to form tag to make it</text:p>
      <text:p text:style-name="P1"><text:soft-page-break/>inline?</text:p>
      <text:p text:style-name="Standard">A - .inline</text:p>
      <text:p text:style-name="Standard">B - <text:span text:style-name="T2">.form-inline</text:span></text:p>
      <text:p text:style-name="Standard">C - .horizontal</text:p>
      <text:p text:style-name="Standard">D - None of the above.</text:p>
      <text:p text:style-name="Standard"/>
      <text:p text:style-name="Standard"/>
      <text:p text:style-name="P1">Which of the following class is required to be added to form tag to make it</text:p>
      <text:p text:style-name="P1">horizontal?</text:p>
      <text:p text:style-name="Standard">A - .horizontal</text:p>
      <text:p text:style-name="Standard">B - .<text:span text:style-name="T2">form-horizontal</text:span></text:p>
      <text:p text:style-name="Standard">C - .horizontal</text:p>
      <text:p text:style-name="Standard">D - None of the above.</text:p>
      <text:p text:style-name="Standard"/>
      <text:p text:style-name="Standard"/>
      <text:p text:style-name="P1">Which of the following is true about bootstrap help text?</text:p>
      <text:p text:style-name="Standard">A - Bootst rap form cont rols can have a block level help text that flows with the inputs.</text:p>
      <text:p text:style-name="Standard">B - To add a full width block of content, use the .help-block after the &lt;input&gt;.</text:p>
      <text:p text:style-name="Standard">C - <text:span text:style-name="T2">Both of the above.</text:span></text:p>
      <text:p text:style-name="Standard">D - None of the above.</text:p>
      <text:p text:style-name="Standard"/>
      <text:p text:style-name="Standard"/>
      <text:p text:style-name="P1">Which of the following bootstrap style of button creates a default/</text:p>
      <text:p text:style-name="P1">standard button?</text:p>
      <text:p text:style-name="Standard">A - <text:span text:style-name="T2">.btn</text:span></text:p>
      <text:p text:style-name="Standard">B - .btn-primary</text:p>
      <text:p text:style-name="Standard">C - .btn-success</text:p>
      <text:p text:style-name="Standard">D - .btn-info</text:p>
      <text:p text:style-name="Standard"/>
      <text:p text:style-name="Standard"/>
      <text:p text:style-name="P1">Which of the following bootstrap style of button provides extra visual</text:p>
      <text:p text:style-name="P1">weight and identifies the primary action in a set of buttons?</text:p>
      <text:p text:style-name="Standard">A - .btn</text:p>
      <text:p text:style-name="Standard">B - .<text:span text:style-name="T2">btn-primary</text:span></text:p>
      <text:p text:style-name="Standard">C - .btn-success</text:p>
      <text:p text:style-name="Standard">D - .btn-info</text:p>
      <text:p text:style-name="Standard"/>
      <text:p text:style-name="Standard"/>
      <text:p text:style-name="Standard"/>
      <text:p text:style-name="Standard"/>
      <text:p text:style-name="Standard"/>
      <text:p text:style-name="P1">Which of the following is correct about bootstrap wells?</text:p>
      <text:p text:style-name="Standard">A - You can change the size of well using the optional classes such as, well-lg or well-sm.</text:p>
      <text:p text:style-name="Standard">B - well-lg or well-sm classes are used in conjunction with .well class.</text:p>
      <text:p text:style-name="Standard"><text:soft-page-break/>C - <text:span text:style-name="T2">Both of the above.</text:span></text:p>
      <text:p text:style-name="Standard">D - None of the above.</text:p>
      <text:p text:style-name="Standard"/>
      <text:p text:style-name="Standard"/>
      <text:p text:style-name="P1">Which of the following is correct about Transition Plugin?</text:p>
      <text:p text:style-name="Standard">A - Transition.js is a basic helper for t ransitionEnd events as well as a CSS t ransition emulator.</text:p>
      <text:p text:style-name="Standard">B - It is used by the other plugins to check for CSS t ransition support and to catch hanging</text:p>
      <text:p text:style-name="Standard">t ransitions.</text:p>
      <text:p text:style-name="Standard">C - <text:span text:style-name="T2">Both of the above.</text:span></text:p>
      <text:p text:style-name="Standard">D - None of the above.</text:p>
      <text:p text:style-name="Standard"/>
      <text:p text:style-name="Standard"/>
      <text:p text:style-name="P1">Which of the following is correct about Modal Plugin?</text:p>
      <text:p text:style-name="Standard">A - You can toggle the modal plugin's hidden content via data att ributes.</text:p>
      <text:p text:style-name="Standard">B - You can toggle the modal plugin's hidden content via javascript.</text:p>
      <text:p text:style-name="Standard">C -<text:span text:style-name="T2"> Both of the above.</text:span></text:p>
      <text:p text:style-name="Standard">D - None of the above.</text:p>
      <text:p text:style-name="Standard"/>
      <text:p text:style-name="Standard"/>
      <text:p text:style-name="P1">Which of the following is correct about data-backdrop Data attribute of</text:p>
      <text:p text:style-name="P1">Modal Plugin?</text:p>
      <text:p text:style-name="Standard">A - <text:span text:style-name="T2">It specifies static for a backdrop, if you don't want the modal to be closed when the user clicks</text:span></text:p>
      <text:p text:style-name="P4">outside of the modal.</text:p>
      <text:p text:style-name="Standard">B - It closes the modal when escape key is pressed; set to false to disable.</text:p>
      <text:p text:style-name="Standard">C - It shows the modal when initialized.</text:p>
      <text:p text:style-name="Standard">D - Using the jQuery .load method, injects content into the modal body. If an href with a valid URL</text:p>
      <text:p text:style-name="Standard">is</text:p>
      <text:p text:style-name="Standard">added, it will load that content.</text:p>
      <text:p text:style-name="Standard"/>
      <text:p text:style-name="Standard"/>
      <text:p text:style-name="P1">Which of the following is correct about data-keyboard Data attribute of</text:p>
      <text:p text:style-name="P1">Modal Plugin?</text:p>
      <text:p text:style-name="Standard">A - <text:span text:style-name="T2">It specifies static for a backdrop, if you don't want the modal to be closed when the user clicks</text:span></text:p>
      <text:p text:style-name="P4">outside of the modal.</text:p>
      <text:p text:style-name="Standard">B - It closes the modal when escape key is pressed; set to false to disable.</text:p>
      <text:p text:style-name="Standard">C - It shows the modal when initialized.</text:p>
      <text:p text:style-name="Standard">D - Using the jQuery .load method, injects content into the modal body. If an href with a valid URL</text:p>
      <text:p text:style-name="Standard">is</text:p>
      <text:p text:style-name="Standard">added, it will load that cont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1T09:15:10.060982935</dc:date>
    <meta:editing-duration>PT11S</meta:editing-duration>
    <meta:editing-cycles>1</meta:editing-cycles>
    <meta:document-statistic meta:table-count="0" meta:image-count="0" meta:object-count="0" meta:page-count="6" meta:paragraph-count="183" meta:word-count="1445" meta:character-count="7657" meta:non-whitespace-character-count="6395"/>
  </office:meta>
</office:document-meta>
</file>